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emplate-title">
      <style:graphic-properties draw:auto-grow-height="false" fo:min-height="3.181cm"/>
    </style:style>
    <style:style style:name="pr2" style:family="presentation" style:parent-style-name="myTemplat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myTemplat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myTemplate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myTemplate-outline1">
      <style:graphic-properties draw:auto-grow-height="false" fo:min-height="11.049cm"/>
    </style:style>
    <style:style style:name="pr6" style:family="presentation" style:parent-style-name="myTemplate-notes">
      <style:graphic-properties draw:fill-color="#ffffff" draw:auto-grow-height="true" fo:min-height="12.262cm"/>
    </style:style>
    <style:style style:name="pr7" style:family="presentation" style:parent-style-name="myTempla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myTemplat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myTemplate-title">
      <style:graphic-properties draw:auto-grow-height="true" fo:min-height="3.232cm"/>
    </style:style>
    <style:style style:name="pr10" style:family="presentation" style:parent-style-name="myTemplate-outline1">
      <style:graphic-properties fo:min-height="12.165cm"/>
    </style:style>
    <style:style style:name="pr11" style:family="presentation" style:parent-style-name="myTemplate-notes">
      <style:graphic-properties draw:fill-color="#ffffff" fo:min-height="12.262cm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9" style:family="paragraph">
      <loext:graphic-properties draw:fill-color="#ffffff"/>
      <style:text-properties fo:font-size="25.7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Malware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Malware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Malwar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pam</text:p>
              </text:list-item>
              <text:list-item>
                <text:p>Phishing</text:p>
              </text:list-item>
              <text:list-item>
                <text:p>Trojan Horse</text:p>
              </text:list-item>
              <text:list-item>
                <text:p>Rootkit</text:p>
              </text:list-item>
              <text:list-item>
                <text:p>Worms</text:p>
              </text:list-item>
              <text:list-item>
                <text:p>Denial of Service Attacks</text:p>
              </text:list-item>
              <text:list-item>
                <text:p>Botnets</text:p>
              </text:list-item>
              <text:list-item>
                <text:p>Cyber Crime Organisations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Spam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3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pam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pam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 of electronic messaging systems (often email) to send unsolicited bulk messages indiscriminately.</text:p>
              </text:list-item>
              <text:list-item>
                <text:p>Don′t give your email address away. </text:p>
              </text:list-item>
              <text:list-item>
                <text:p>Don′t put it on Web sites. (They are trawled for email addresses).</text:p>
              </text:list-item>
            </text:list>
            <text:p/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Other types of Spam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Other types of Spam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nstant messaging</text:p>
              </text:list-item>
              <text:list-item>
                <text:p>Newsgroups</text:p>
              </text:list-item>
              <text:list-item>
                <text:p>Web Search Engine Spam</text:p>
              </text:list-item>
              <text:list-item>
                <text:p>Blog Spam</text:p>
              </text:list-item>
              <text:list-item>
                <text:p>Mobile Phone</text:p>
              </text:list-item>
              <text:list-item>
                <text:p>Online game messaging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og Spam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log Spam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utomatically posting random comments or promoting commercial services to blogs, wikis, guestbooks, or other publicly accessible online discussion boards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pam Detection - Integrity Analysis&#10;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pam Detection - Integrity Analysis<text:line-break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xamines the structure of a message looking for</text:p>
                <text:list>
                  <text:list-item>
                    <text:p>Invalid headers</text:p>
                  </text:list-item>
                  <text:list-item>
                    <text:p>Suspicious time stamps</text:p>
                  </text:list-item>
                  <text:list-item>
                    <text:p>Invalid time zones</text:p>
                  </text:list-item>
                  <text:list-item>
                    <text:p>Text patterns indicative of spam, such as opening text in upper cas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pam Detection – Heuristic Analysis&#10;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pam Detection – Heuristic Analysis<text:line-break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xamines the message using heuristics (rules of thumb)</text:p>
                <text:list>
                  <text:list-item>
                    <text:p>"Free offer" </text:p>
                  </text:list-item>
                  <text:list-item>
                    <text:p>"Act now to save"</text:p>
                  </text:list-item>
                </text:list>
              </text:list-item>
              <text:list-item>
                <text:p>An overall measure is determined and if above a certain score, the message is marked as spam.</text:p>
              </text:list-item>
              <text:list-item>
                <text:p>Often use Baysian classification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ackLists and WhiteList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lackLists and WhiteLists</text:p>
          </draw:text-box>
        </draw:frame>
        <draw:frame draw:name="Content Placeholder 2" presentation:style-name="pr7" draw:text-style-name="P7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Block messages from previously identified </text:span></text:p>
                <text:p text:style-name="P6"><text:span text:style-name="T3">spam sources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0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Phishing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0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hishing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hish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hishing is a way of attempting to acquire sensitive information such as usernames, passwords and credit card details by masquerading as a trustworthy entity in an electronic communication. </text:p>
              </text:list-item>
              <text:list-item>
                <text:p>Often done by email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hishing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hish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 often asked to enter sensitive information in a form and submit it. </text:p>
              </text:list-item>
              <text:list-item>
                <text:p>Often the fake web site is made to look like the real one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Exampl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mail</text:p>
              </text:list-item>
              <text:list-item>
                <text:p>Download a form and update details</text:p>
              </text:list-item>
              <text:list-item>
                <text:p>The form downloads images etc. from the actual (banks) website, so its looks authentic.</text:p>
              </text:list-item>
              <text:list-item>
                <text:p>The form submission is to the attackers server obviously. </text:p>
              </text:list-item>
              <text:list-item>
                <text:p>After form submission, there is a redirect to the bank's web site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pear Phishing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pear Phish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Directed Phishing attack. </text:p>
              </text:list-item>
              <text:list-item>
                <text:p>That is, the bogus email is only sent to customers of the faked bank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5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Trojan Horse</text:p>
          </draw:text-box>
        </draw:frame>
        <draw:frame draw:name="Subtitle 5" presentation:style-name="pr8" draw:text-style-name="P8" draw:layer="layout" svg:width="18.202cm" svg:height="4.867cm" svg:x="5.503cm" svg:y="11.007cm" presentation:class="subtitle" presentation:placeholder="true" presentation:user-transformed="true">
          <draw:text-box/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5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Trojan Horse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Trojan Hors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oftware that appears to be legit before install or run.</text:p>
              </text:list-item>
              <text:list-item>
                <text:p>But steals information or harms the system.</text:p>
              </text:list-item>
              <text:list-item>
                <text:p>[Possibly in addition to the expected function.]</text:p>
              </text:list-item>
              <text:list-item>
                <text:p>The term is derived from the Trojan Horse story in Greek mythology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Exampl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program that pretends to be virus removal software but actually installs viruses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ossible Function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ossible Function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 of the machine as part of a botnet.</text:p>
              </text:list-item>
              <text:list-item>
                <text:p>Data theft (passwords, credit card information)</text:p>
              </text:list-item>
              <text:list-item>
                <text:p>Installation of software, including third-party malware</text:p>
              </text:list-item>
              <text:list-item>
                <text:p>Downloading or uploading of files on the user's computer</text:p>
              </text:list-item>
              <text:list-item>
                <text:p>Modification or deletion of files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ossible Function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ossible Function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Keystroke logging</text:p>
              </text:list-item>
              <text:list-item>
                <text:p>Crashing the computer</text:p>
              </text:list-item>
              <text:list-item>
                <text:p>Anonymizing internet viewing</text:p>
                <text:list>
                  <text:list-item>
                    <text:p>Security faults in browsers allowing the host to be used as an anonymizer proxy.</text:p>
                  </text:list-item>
                </text:list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0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Rootkits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20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Rootkit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Rootkit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Has privileged access to a computer.</text:p>
              </text:list-item>
              <text:list-item>
                <text:p>Hides its presence from administrators.</text:p>
              </text:list-item>
              <text:list-item>
                <text:p>Difficult to find as it has control of the software utilities that are used to try and find it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2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ony BMG copy protection rootkit scandal&#10;" draw:style-name="dp1" draw:master-page-name="myTemplate" presentation:presentation-page-layout-name="AL2T11">
        <draw:frame draw:name="Title 1" presentation:style-name="pr1" draw:layer="layout" svg:width="22.859cm" svg:height="4.333cm" svg:x="1.27cm" svg:y="0.467cm" presentation:class="title" presentation:user-transformed="true">
          <draw:text-box>
            <text:p>Sony BMG copy protection rootkit scandal<text:line-break/></text:p>
          </draw:text-box>
        </draw:frame>
        <draw:frame draw:name="Content Placeholder 2" presentation:style-name="pr5" draw:layer="layout" svg:width="22.859cm" svg:height="12.584cm" svg:x="1.341cm" svg:y="5.2cm" presentation:class="outline" presentation:user-transformed="true">
          <draw:text-box>
            <text:list text:style-name="L3">
              <text:list-item>
                <text:p>"In 2005, Sony BMG published CDs with copy protection and digital rights management software called Extended Copy Protection, created by software company First 4 Internet. </text:p>
              </text:list-item>
              <text:list-item>
                <text:p>The software included a music player but silently installed a rootkit which limited the user's ability to access the CD."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Greek wiretapping case 2004–2005&#10;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Greek wiretapping case 2004–2005<text:line-break/></text:p>
          </draw:text-box>
        </draw:frame>
        <draw:frame draw:name="Content Placeholder 2" presentation:style-name="pr5" draw:layer="layout" svg:width="22.859cm" svg:height="12.584cm" svg:x="1.27cm" svg:y="5.416cm" presentation:class="outline" presentation:user-transformed="true">
          <draw:text-box>
            <text:list text:style-name="L3">
              <text:list-item>
                <text:p>Involved the illegal tapping of more than 100 mobile phones on the Vodafone Greece network belonging mostly to members of the Greek government and top-ranking civil servants.</text:p>
              </text:list-item>
              <text:list-item>
                <text:p>The intruders installed a rootkit that a telephone exchange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Greek wiretapping case 2004–2005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Greek wiretapping case 2004–2005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atched the memory of the exchange while it was running.</text:p>
              </text:list-item>
              <text:list-item>
                <text:p>Enabled wiretapping.</text:p>
              </text:list-item>
              <text:list-item>
                <text:p>Disabled audit logs.</text:p>
              </text:list-item>
              <text:list-item>
                <text:p>Patched the commands that list active processes and active data blocks.</text:p>
              </text:list-item>
              <text:list-item>
                <text:p>Modify the data block checksum verification command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Greek wiretapping case 2004–2005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Greek wiretapping case 2004–2005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he Rootkit was discovered when a faulty update was installed, messages were undelivered, and a fault report generated. </text:p>
              </text:list-item>
              <text:list-item>
                <text:p>The perpetrators were never fou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6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Worm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26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Worm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Worm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elf-replicating malware, which uses the network to send copies of itself to other nodes. </text:p>
              </text:list-item>
              <text:list-item>
                <text:p>Tend to harm the network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2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8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Denial of Service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28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(Distributed) Denial Of Service Attack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Denial Of Service Attack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aturate the target machine with HTTP requests so that it can't respond to legitimate traffic</text:p>
              </text:list-item>
              <text:list-item>
                <text:p>Or responds so slowly as to be rendered effectively unavailable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9" presentation:class="page"/>
          <draw:frame presentation:style-name="pr6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OS Attacks (cont)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DOS Attack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Betting organisations have been attacked coming up to a big pay day.</text:p>
              </text:list-item>
              <text:list-item>
                <text:p>Usual motive for the attacker is extortion, i.e. the attacked pays to get the web site back up and running. 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30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1" draw:style-name="dp1" draw:master-page-name="myTemplate" presentation:presentation-page-layout-name="AL3T1">
        <draw:frame presentation:style-name="pr9" draw:layer="layout" svg:width="23.223cm" svg:height="3.232cm" svg:x="1.27cm" svg:y="0.759cm" presentation:class="title">
          <draw:text-box>
            <text:p>DDOS</text:p>
          </draw:text-box>
        </draw:frame>
        <draw:frame presentation:style-name="pr10" draw:layer="layout" svg:width="23.223cm" svg:height="12.415cm" svg:x="1.27cm" svg:y="4.457cm" presentation:class="outline">
          <draw:text-box>
            <text:list text:style-name="L3">
              <text:list-item>
                <text:p>Denial of Service attacks from different hosts.</text:p>
              </text:list-item>
              <text:list-item>
                <text:p>Often using botnets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1" presentation:class="page"/>
          <draw:frame presentation:style-name="pr11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2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BotNets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32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Resource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ttack of the Bots</text:p>
                <text:list>
                  <text:list-item>
                    <text:p><text:a xlink:href="http://www.wired.com/wired/archive/14.11/botnet_pr.html" xlink:type="simple">http://www.wired.com/wired/archive/14.11/botnet_pr.html</text:a></text:p>
                  </text:list-item>
                </text:list>
              </text:list-item>
              <text:list-item>
                <text:p>Know Your Enemy : Tracking Botnets</text:p>
                <text:list>
                  <text:list-item>
                    <text:p><text:a xlink:href="http://old.honeynet.org/papers/bots/" xlink:type="simple">http://old.honeynet.org/papers/bots/</text:a></text:p>
                  </text:list-item>
                </text:list>
              </text:list-item>
            </text:list>
            <text:p/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3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otNet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otNet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Bots – tools for taking control of computers.</text:p>
              </text:list-item>
              <text:list-item>
                <text:p>BotNet - a collection of computers compromised by bots</text:p>
              </text:list-item>
              <text:list-item>
                <text:p>Botnet Herder - manages and controls the botnet.</text:p>
              </text:list-item>
              <text:list-item>
                <text:p>The botnet herder may not be the person who created the botnet originally. Botnets are traded and stolen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s of Botnet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Uses of Botnet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Conducting distributed denial of service (DDoS) attacks</text:p>
              </text:list-item>
              <text:list-item>
                <text:p>Distributing spam</text:p>
              </text:list-item>
              <text:list-item>
                <text:p>Launching phishing attacks</text:p>
              </text:list-item>
              <text:list-item>
                <text:p>Conducting click fraud</text:p>
              </text:list-item>
              <text:list-item>
                <text:p>Google AdSense abuse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3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s of Botnet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Uses of Botnet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niffing Traffic</text:p>
                <text:list>
                  <text:list-item>
                    <text:p>Stealing personal information</text:p>
                  </text:list-item>
                  <text:list-item>
                    <text:p>Stealing other botnets </text:p>
                  </text:list-item>
                </text:list>
              </text:list-item>
              <text:list-item>
                <text:p>Distributing new malware.</text:p>
              </text:list-item>
              <text:list-item>
                <text:p>Installing Advertisement Addons and Browser Helper Objects (BHOs)</text:p>
              </text:list-item>
              <text:list-item>
                <text:p>Manipulating online polls/games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pam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pam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Maybe 70% of spam sent by botnets!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3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lick Fraud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Click Fraud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Rent a Botnet.</text:p>
              </text:list-item>
              <text:list-item>
                <text:p>Install a specialized click-fraud tool.</text:p>
              </text:list-item>
              <text:list-item>
                <text:p>Replay HTTP GET requests often without even using the Web browser.</text:p>
              </text:list-item>
              <text:list-item>
                <text:p>Google settled in a click fraud case for $90m.</text:p>
              </text:list-item>
            </text:list>
            <text:p/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3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ealing Personal Information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tealing Personal Information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Monitor key strokes to collect passwords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ot Building Blocks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ot Building Block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Often use IRC (Internet Relay Chat) for communication between bots and herders.</text:p>
              </text:list-item>
              <text:list-item>
                <text:p>Bots duplicate and spread using identified vulnerabilities in network stacks.</text:p>
              </text:list-item>
              <text:list-item>
                <text:p>Use HTTP and FTP to download other programs, and upload information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40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efense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Defens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hutdown the C&amp;C (command and control) server.</text:p>
              </text:list-item>
              <text:list-item>
                <text:p>Some bots don't have a centralized C&amp;C center.</text:p>
              </text:list-item>
              <text:list-item>
                <text:p>They use a peer to peer model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2" draw:style-name="dp1" draw:master-page-name="myTemplate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Cybercrime Organizations</text:p>
          </draw:text-box>
        </draw:frame>
        <draw:frame draw:name="Subtitle 5" presentation:style-name="pr8" draw:text-style-name="P8" draw:layer="layout" svg:width="18.202cm" svg:height="4.867cm" svg:x="5.503cm" svg:y="11.007cm" presentation:class="subtitle" presentation:placeholder="true" presentation:user-transformed="true">
          <draw:text-box/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42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Russian Business Network (RBN)&#10;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Russian Business Network (RBN)<text:line-break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cybercrime organization.</text:p>
              </text:list-item>
              <text:list-item>
                <text:p>Specializing in and in some cases monopolizing personal identity theft for resale.</text:p>
              </text:list-item>
              <text:list-item>
                <text:p>Offers web host to all sorts of illegal/semi-legal activities.</text:p>
              </text:list-item>
              <text:list-item>
                <text:p>Such as downloading fake anti-spyware software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Pack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MPack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HP based malware kit.</text:p>
              </text:list-item>
            </text:list>
            <text:p/>
            <text:list text:continue-numbering="true" text:style-name="L3">
              <text:list-item>
                <text:p>MPack is sold as commercial software (costing $500 to $1,000 US), and is provided by its developers with technical support and regular updates of the software vulnerabilities it exploits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orm Botnet" draw:style-name="dp1" draw:master-page-name="myTemplate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torm Botne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Botnet linked by the Storm worm. </text:p>
              </text:list-item>
              <text:list-item>
                <text:p>Estimates range from ¼ million to 50 million PC effected.</text:p>
              </text:list-item>
              <text:list-item>
                <text:p>So called because of the (initially) "storm" related subject lines in emails. </text:p>
                <text:list>
                  <text:list-item>
                    <text:p>"230 dead as storm batters Europe"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Template-background" style:family="presentation">
      <style:graphic-properties draw:stroke="none" draw:fill="none"/>
      <style:text-properties style:letter-kerning="true"/>
    </style:style>
    <style:style style:name="my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myTemplate-outline1" style:family="presentation">
      <style:graphic-properties draw:stroke="none" svg:stroke-color="#77216f" draw:fill="none" draw:auto-grow-height="false" draw:fit-to-size="shrink-to-fit" style:shrink-to-fit="true">
        <text:list-style style:name="myTemplate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emplate-outline2" style:family="presentation" style:parent-style-name="myTemplat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myTemplate-outline3" style:family="presentation" style:parent-style-name="myTemplate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myTemplate-outline4" style:family="presentation" style:parent-style-name="myTemplate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myTemplate-outline5" style:family="presentation" style:parent-style-name="myTemplate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yTemplate-outline6" style:family="presentation" style:parent-style-name="myTemplate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yTemplate-outline7" style:family="presentation" style:parent-style-name="myTemplate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yTemplate-outline8" style:family="presentation" style:parent-style-name="myTemplate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yTemplate-outline9" style:family="presentation" style:parent-style-name="myTemplate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yTemplate-subtitle" style:family="presentation">
      <style:graphic-properties draw:stroke="none" draw:fill="none" draw:textarea-vertical-align="middle">
        <text:list-style style:name="my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emplate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my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emplate-outline1">
      <style:graphic-properties fo:min-height="11.049cm"/>
    </style:style>
    <style:style style:name="Mpr2" style:family="presentation" style:parent-style-name="my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my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y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emplate" style:page-layout-name="PM1" draw:style-name="Mdp1">
      <draw:frame presentation:style-name="myTemplate-title" draw:layer="backgroundobjects" svg:width="23.223cm" svg:height="3.232cm" svg:x="1.27cm" svg:y="0.759cm" presentation:class="title" presentation:placeholder="true">
        <draw:text-box/>
      </draw:frame>
      <draw:frame presentation:style-name="Mpr1" draw:layer="backgroundobjects" svg:width="23.223cm" svg:height="12.415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myTemplate-title" draw:layer="backgroundobjects" svg:width="13.008cm" svg:height="10.218cm" svg:x="2.693cm" svg:y="2.07cm" presentation:class="page"/>
        <draw:frame presentation:style-name="myTemplate-notes" draw:layer="backgroundobjects" svg:width="14.717cm" svg:height="12.262cm" svg:x="1.839cm" svg:y="12.944cm" presentation:class="notes" presentation:placeholder="true">
          <draw:text-box/>
        </draw:frame>
        <draw:frame presentation:style-name="Mpr3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lware</dc:title>
    <meta:initial-creator>Paul Jacob</meta:initial-creator>
    <dc:creator>Paul Jacob</dc:creator>
    <meta:editing-cycles>125</meta:editing-cycles>
    <meta:print-date>2000-10-03T11:11:38</meta:print-date>
    <meta:creation-date>2000-05-11T18:21:41</meta:creation-date>
    <dc:date>2019-03-22T08:48:50.477808319</dc:date>
    <meta:editing-duration>PT1H7M26S</meta:editing-duration>
    <meta:generator>LibreOffice/6.0.7.3$Linux_X86_64 LibreOffice_project/00m0$Build-3</meta:generator>
    <meta:document-statistic meta:object-count="221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4</meta:user-defined>
    <meta:template xlink:type="simple" xlink:actuate="onRequest" xlink:title="paul" xlink:href=""/>
  </office:meta>
</office:document-meta>
</file>